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B000000BD91EA91E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ca259"/>
    </style:style>
    <style:style style:name="P2" style:family="paragraph" style:parent-style-name="Standard">
      <style:paragraph-properties fo:text-align="start" style:justify-single-word="false"/>
      <style:text-properties officeooo:paragraph-rsid="000e8233"/>
    </style:style>
    <style:style style:name="P3" style:family="paragraph" style:parent-style-name="Standard">
      <style:paragraph-properties fo:text-align="start" style:justify-single-word="false"/>
      <style:text-properties officeooo:paragraph-rsid="000fa36c"/>
    </style:style>
    <style:style style:name="P4" style:family="paragraph" style:parent-style-name="Standard">
      <style:paragraph-properties fo:text-align="center" style:justify-single-word="false"/>
      <style:text-properties officeooo:paragraph-rsid="000ca259"/>
    </style:style>
    <style:style style:name="P5" style:family="paragraph" style:parent-style-name="Standard">
      <style:paragraph-properties fo:text-align="start" style:justify-single-word="false"/>
      <style:text-properties officeooo:rsid="000fa36c" officeooo:paragraph-rsid="000fa36c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0e8233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0ca259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fa36c" officeooo:paragraph-rsid="000fa36c"/>
    </style:style>
    <style:style style:name="T1" style:family="text">
      <style:text-properties officeooo:rsid="000fa36c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fa36c"/>
    </style:style>
    <style:style style:name="T4" style:family="text">
      <style:text-properties officeooo:rsid="000bb73f"/>
    </style:style>
    <style:style style:name="T5" style:family="text">
      <style:text-properties style:text-position="33% 80%"/>
    </style:style>
    <style:style style:name="T6" style:family="text">
      <style:text-properties style:text-position="0% 100%"/>
    </style:style>
    <style:style style:name="T7" style:family="text">
      <style:text-properties officeooo:rsid="00123d93"/>
    </style:style>
    <style:style style:name="T8" style:family="text">
      <style:text-properties officeooo:rsid="0013b7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8.04" style:data-style-name="N0">8.04</text:variable-set>: Kepler’s Laws</text:p>
      <text:list xml:id="list6933629904792279010" text:style-name="L1">
        <text:list-item>
          <text:p text:style-name="P6">The Earth has a minimum distance from the Sun of 1.471 x 10<text:span text:style-name="T2">11</text:span>m. <text:s/>Its maximum distance from the Sun is 1.521 x 10<text:span text:style-name="T2">11</text:span> m. <text:s/>What is the eccentricity of the Earth<text:span text:style-name="T7">'s orbit</text:span>?</text:p>
        </text:list-item>
      </text:list>
      <text:p text:style-name="P2"/>
      <text:p text:style-name="P1"/>
      <text:p text:style-name="P1"/>
      <text:p text:style-name="P1"/>
      <text:list xml:id="list82228964334589" text:continue-numbering="true" text:style-name="L1">
        <text:list-item>
          <text:p text:style-name="P7">Pluto has a maximum distance from the sun of 7.311 x 10<text:span text:style-name="T2">12</text:span> m. <text:s/>Its eccentricity is 0.2488. <text:s/>What is the minimum distance that Pluto is from the Sun?</text:p>
        </text:list-item>
      </text:list>
      <text:p text:style-name="P1"/>
      <text:p text:style-name="P1"/>
      <text:p text:style-name="P1"/>
      <text:p text:style-name="P1"/>
      <text:list xml:id="list82229078821175" text:continue-numbering="true" text:style-name="L1">
        <text:list-item>
          <text:p text:style-name="P7">The Earth has an average distance from the Sun of 1.496 x 10<text:span text:style-name="T2">11</text:span>m. <text:s/>It takes the earth 365.24 days to orbit the sun. <text:s/>Pluto has an average orbital radius is 5.874 x 10<text:span text:style-name="T2">12</text:span> m. <text:s/>What is the time it takes <text:span text:style-name="T4">P</text:span>luto to orbit the sun?</text:p>
        </text:list-item>
      </text:list>
      <text:p text:style-name="P1"/>
      <text:p text:style-name="P1"/>
      <text:p text:style-name="P1"/>
      <text:p text:style-name="P1"/>
      <text:p text:style-name="P1"/>
      <text:list xml:id="list82227857344457" text:continue-numbering="true" text:style-name="L1">
        <text:list-item>
          <text:p text:style-name="P7">Ceres is a dwarf planet in the asteroid belt. <text:s/>Its average distance from the sun is 4.138 x 10<text:span text:style-name="T2">11</text:span> m. What is the orbital period of Ceres?</text:p>
        </text:list-item>
      </text:list>
      <text:p text:style-name="P1"/>
      <text:p text:style-name="P1"/>
      <text:p text:style-name="P1"/>
      <text:p text:style-name="P1"/>
      <text:p text:style-name="P1"/>
      <text:list xml:id="list82228852386433" text:continue-numbering="true" text:style-name="L1">
        <text:list-item>
          <text:p text:style-name="P8">Sedna is a dwarf-planet candidate, and the farthest discovered object that is part of our solar system. It has a eccentricity of 0.8527. <text:s/>Its maximum distance from the sun is 1.402 x 10<text:span text:style-name="T2">14</text:span> m. <text:s/>It's average distance from the sun is 7.758 x 10<text:span text:style-name="T2">13</text:span> m. <text:s/></text:p>
          <text:list>
            <text:list-item>
              <text:p text:style-name="P8">What is Sedna's minimum distance from the sun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82229671658211" text:continue-numbering="true" text:style-name="L1">
        <text:list-item>
          <text:list>
            <text:list-item>
              <text:p text:style-name="P8">The average orbital velocity of <text:span text:style-name="T8">S</text:span>edna is 1040 m/s. <text:s/>What is the velocity of Sedna when it is </text:p>
              <text:list>
                <text:list-item>
                  <text:p text:style-name="P8">Closest to the Sun?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/>
      <text:list xml:id="list82228310804383" text:continue-numbering="true" text:style-name="L1">
        <text:list-item>
          <text:list>
            <text:list-item>
              <text:list>
                <text:list-item>
                  <text:p text:style-name="P8">Farthest from the Sun?</text:p>
                </text:list-item>
              </text:list>
            </text:list-item>
          </text:list>
        </text:list-item>
      </text:list>
      <text:p text:style-name="P1"/>
      <text:p text:style-name="P1"/>
      <text:list xml:id="list82228465274053" text:continue-numbering="true" text:style-name="L1">
        <text:list-item>
          <text:p text:style-name="P7"><text:soft-page-break/>Io is 4.217 x 10<text:span text:style-name="T2">8</text:span> m from Jupiter. <text:s/>It orbits Jupiter in 42.459 hours. <text:s/></text:p>
          <text:list>
            <text:list-item>
              <text:p text:style-name="P7">If Callisto is also a moon of Jupiter, with a period of 16.689 days, what is its distance from Jupiter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82228937458995" text:continue-numbering="true" text:style-name="L1">
        <text:list-item>
          <text:list>
            <text:list-item>
              <text:p text:style-name="P7">As Io orbits Jupiter, the gravity of the giant planet causes Io to warp and deform, heating the mantle of Io and producing extreme volcanic activity. <text:s/>Why does this not happen to Callisto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82228563334341" text:continue-numbering="true" text:style-name="L1">
        <text:list-item>
          <text:p text:style-name="P7">The moon has a minimum distance from the earth of 3.625 x 10<text:span text:style-name="T2">8</text:span> m. Its average distance is 3.844 x 10<text:span text:style-name="T2">8</text:span> m from the Earth. <text:s/>It orbits the earth in 27.322 days, and has an eccentricity of 0.0549. <text:s/></text:p>
          <text:list>
            <text:list-item>
              <text:p text:style-name="P7">What is the maximum distance of the moon from the earth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82229688514916" text:continue-numbering="true" text:style-name="L1">
        <text:list-item>
          <text:list>
            <text:list-item>
              <text:p text:style-name="P7">In 1 billion years, the moon will be 4.844 x 10<text:span text:style-name="T2">8</text:span> m from the earth. <text:s/>What will the orbital period of the moon be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82229323400752" text:continue-numbering="true" text:style-name="L1">
        <text:list-item>
          <text:p text:style-name="P7">It takes the sun approximately 250,000,000 years to orbit the center of the Milky Way Galaxy. <text:s/>Its distance from the galactic center is 2.5×10<text:span text:style-name="T5">20</text:span><text:span text:style-name="T6"> meters. <text:s/>What is the time it would take a star with an orbital radius of <text:s/>3.5×10</text:span><text:span text:style-name="T5">12</text:span><text:span text:style-name="T6"> m to orbit the center of the galaxy?</text:span></text:p>
        </text:list-item>
      </text:list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fa36c"/>
    </style:style>
    <style:style style:name="MT2" style:family="text">
      <style:text-properties style:text-position="super 58%" officeooo:rsid="000fa36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992in" svg:y="-0.2465in" svg:width="0.75in" svg:height="0.5201in" draw:z-index="1"><draw:image xlink:href="Pictures/100000000000010B000000BD91EA91E0.jpg" xlink:type="simple" xlink:show="embed" xlink:actuate="onLoad"/></draw:frame> <text:s text:c="11"/>Name:<text:tab/><text:tab/><text:date style:data-style-name="N37" text:date-value="2016-02-02T08:22:27.602805658" text:date-adjust="PT24H00M00S">02/03/16</text:date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2</text:page-number>/<text:page-count>2</text:page-count><text:tab/>Assignment <text:variable-get text:name="Assignment" style:data-style-name="N0">8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6:54:53.811048548</meta:creation-date>
    <meta:editing-duration>PT20M41S</meta:editing-duration>
    <meta:editing-cycles>9</meta:editing-cycles>
    <meta:generator>LibreOffice/4.3.7.2$Linux_X86_64 LibreOffice_project/430$Build-2</meta:generator>
    <dc:date>2016-02-02T08:22:27.570408503</dc:date>
    <meta:document-statistic meta:table-count="0" meta:image-count="1" meta:object-count="0" meta:page-count="2" meta:paragraph-count="19" meta:word-count="427" meta:character-count="2200" meta:non-whitespace-character-count="1770"/>
  </office:meta>
</office:document-meta>
</file>